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master-page-name="Standard">
      <style:paragraph-properties fo:text-align="center" style:justify-single-word="false" style:page-number="1"/>
      <style:text-properties fo:color="#ffffff" loext:opacity="100%" fo:font-size="22pt" fo:font-weight="bold" officeooo:rsid="00827803" officeooo:paragraph-rsid="00a10f34" style:font-size-asian="22pt" style:font-weight-asian="bold" style:font-size-complex="22pt"/>
    </style:style>
    <style:style style:name="P2" style:family="paragraph" style:parent-style-name="Standard">
      <style:paragraph-properties fo:text-align="center" style:justify-single-word="false"/>
      <style:text-properties fo:color="#ffffff" loext:opacity="100%" fo:font-size="12pt" fo:font-weight="bold" officeooo:paragraph-rsid="0085c3f5" style:font-size-asian="12pt" style:font-weight-asian="bold" style:font-size-complex="12pt"/>
    </style:style>
    <style:style style:name="P3" style:family="paragraph" style:parent-style-name="Standard" style:master-page-name="">
      <style:paragraph-properties fo:text-align="start" style:justify-single-word="false" style:page-number="auto"/>
      <style:text-properties fo:font-style="normal" officeooo:paragraph-rsid="00a3eb1e" style:font-style-asian="normal" style:font-style-complex="normal"/>
    </style:style>
    <style:style style:name="P4" style:family="paragraph" style:parent-style-name="Standard">
      <style:paragraph-properties fo:text-align="start" style:justify-single-word="false"/>
      <style:text-properties fo:font-style="normal" officeooo:paragraph-rsid="00a56e64" style:font-style-asian="normal" style:font-style-complex="normal"/>
    </style:style>
    <style:style style:name="T1" style:family="text">
      <style:text-properties fo:color="#ffffff" loext:opacity="100%" fo:font-size="13pt" fo:font-style="italic" fo:font-weight="normal" officeooo:rsid="00a25193" style:font-size-asian="13pt" style:font-style-asian="italic" style:font-weight-asian="normal" style:font-size-complex="13pt" style:font-style-complex="italic" style:font-weight-complex="normal"/>
    </style:style>
    <style:style style:name="T2" style:family="text">
      <style:text-properties fo:color="#ffffff" loext:opacity="100%" fo:font-size="13pt" fo:font-style="italic" style:text-underline-style="solid" style:text-underline-width="auto" style:text-underline-color="font-color" fo:font-weight="normal" officeooo:rsid="00a25193" style:font-size-asian="13pt" style:font-style-asian="italic" style:font-weight-asian="normal" style:font-size-complex="13pt" style:font-style-complex="italic" style:font-weight-complex="normal"/>
    </style:style>
    <style:style style:name="T3" style:family="text">
      <style:text-properties fo:color="#ffffff" loext:opacity="100%" fo:font-size="13pt" fo:font-weight="normal" officeooo:rsid="00a25193" style:font-size-asian="13pt" style:font-weight-asian="normal" style:font-size-complex="13pt" style:font-weight-complex="normal"/>
    </style:style>
    <style:style style:name="T4" style:family="text">
      <style:text-properties fo:color="#ffffff" loext:opacity="100%" fo:font-size="13pt" fo:font-weight="normal" officeooo:rsid="00a3eb1e" style:font-size-asian="13pt" style:font-weight-asian="normal" style:font-size-complex="13pt" style:font-weight-complex="normal"/>
    </style:style>
    <style:style style:name="T5" style:family="text">
      <style:text-properties fo:color="#ffffff" loext:opacity="100%" fo:font-size="13pt" fo:font-weight="normal" officeooo:rsid="00a56e64" style:font-size-asian="13pt" style:font-weight-asian="normal" style:font-size-complex="13pt" style:font-weight-complex="normal"/>
    </style:style>
    <style:style style:name="T6" style:family="text">
      <style:text-properties officeooo:rsid="00a10f34"/>
    </style:style>
    <style:style style:name="T7" style:family="text">
      <style:text-properties officeooo:rsid="00a3e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Fut</text:span><text:span text:style-name="T7">bol</text:span><text:span text:style-name="T6">finder Project Summary</text:span></text:p>
      <text:p text:style-name="P2"/>
      <text:p text:style-name="P3"><text:span text:style-name="T3">This project involves the analysis, design, and development of an e-commerce website.</text:span></text:p>
      <text:p text:style-name="P4"><text:span text:style-name="T4">T</text:span><text:span text:style-name="T3">he client </text:span><text:span text:style-name="T4">requires an </text:span><text:span text:style-name="T3">online platform for selling soccer equipment and related accessories, </text:span><text:span text:style-name="T4">and w</text:span><text:span text:style-name="T3">ith a small company already set up - the</text:span><text:span text:style-name="T4">y have already </text:span><text:span text:style-name="T3">hir</text:span><text:span text:style-name="T4">ed </text:span><text:span text:style-name="T3">a back-end developer, acquir</text:span><text:span text:style-name="T5">ed</text:span><text:span text:style-name="T3"> the domain name </text:span><text:span text:style-name="T2">www.futbolfinder.com</text:span><text:span text:style-name="T3">, and commission</text:span><text:span text:style-name="T5">ed a </text:span><text:span text:style-name="T3">logo </text:span><text:span text:style-name="T5">design</text:span><text:span text:style-name="T3">.</text:span></text:p>
      <text:p text:style-name="P4"><text:span text:style-name="T3"/></text:p>
      <text:p text:style-name="P4"><text:span text:style-name="T3">The objective of the project is to work in </text:span><text:span text:style-name="T5">close </text:span><text:span text:style-name="T3">collaboration with the client </text:span><text:span text:style-name="T5">in the creation of</text:span><text:span text:style-name="T3"> a user-centered website that offers a seamless shopping experience for soccer enthusiasts. The primary focus is to ensure that the site aligns with the brand's identity and effectively presents the wide range of soccer equipment and accessories available for purcha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22:44:53.784710148</meta:creation-date>
    <dc:date>2023-07-08T16:25:54.394446575</dc:date>
    <meta:editing-duration>P1DT5H59M30S</meta:editing-duration>
    <meta:editing-cycles>55</meta:editing-cycles>
    <meta:generator>LibreOffice/7.3.7.2$Linux_X86_64 LibreOffice_project/30$Build-2</meta:generator>
    <meta:document-statistic meta:table-count="0" meta:image-count="0" meta:object-count="0" meta:page-count="1" meta:paragraph-count="4" meta:word-count="112" meta:character-count="738" meta:non-whitespace-character-count="630"/>
  </office:meta>
</office:document-meta>
</file>